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4c120" officeooo:paragraph-rsid="0004c120" style:font-weight-asian="bold" style:font-weight-complex="bold"/>
    </style:style>
    <style:style style:name="P2" style:family="paragraph" style:parent-style-name="Text_20_body">
      <style:text-properties fo:font-weight="normal" officeooo:rsid="0004c120" officeooo:paragraph-rsid="0004c120" style:font-weight-asian="normal" style:font-weight-complex="normal"/>
    </style:style>
    <style:style style:name="P3" style:family="paragraph" style:parent-style-name="Title">
      <style:text-properties officeooo:rsid="0004c120" officeooo:paragraph-rsid="0004c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de amortización</text:p>
      <text:p text:style-name="P1">1.</text:p>
      <text:p text:style-name="P2">Coste de la patente = 50000€</text:p>
      <text:p text:style-name="P2">Vida útil = 10 años</text:p>
      <text:p text:style-name="P2">Valor residual = 0</text:p>
      <text:p text:style-name="P2">Cuota anual = 50000/10 = 5000€</text:p>
      <text:p text:style-name="P2"/>
      <text:p text:style-name="P1">2.</text:p>
      <text:p text:style-name="P2">Anual del mobiliario = 8000€</text:p>
      <text:p text:style-name="P2">Vida útil = 15 años</text:p>
      <text:p text:style-name="P2">valor residual = 500€</text:p>
      <text:p text:style-name="P2">Cuota anual = (8000 – 500)/ 15 = 500€</text:p>
      <text:p text:style-name="P2"/>
      <text:p text:style-name="P1">3.</text:p>
      <text:p text:style-name="P2">Derechos de traspaso = 40000€</text:p>
      <text:p text:style-name="P2">Vida útil = 5 años</text:p>
      <text:p text:style-name="P2">Valor residual = 0</text:p>
      <text:p text:style-name="P2">Cuota anual = 40000 / 5 = 8000€</text:p>
      <text:p text:style-name="P2"/>
      <text:p text:style-name="P1">4.</text:p>
      <text:p text:style-name="P2">Local = 210000€</text:p>
      <text:p text:style-name="P2">Vida útil = 50 años</text:p>
      <text:p text:style-name="P2">Valor residual = 0</text:p>
      <text:p text:style-name="P2">Cuota anual = 210000 / 50 = 4200€</text:p>
      <text:p text:style-name="P2"/>
      <text:p text:style-name="P1">5.</text:p>
      <text:p text:style-name="P2">Máquina = 9000 + 21% =10890€</text:p>
      <text:p text:style-name="P2">Valor residual = 1000€</text:p>
      <text:p text:style-name="P2">Vida útil = 8 años</text:p>
      <text:p text:style-name="P2">Cuota anual = (10890 – 1000)/ 8 = 1236,25€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32:38.748000000</meta:creation-date>
    <dc:date>2024-01-16T17:43:19.159000000</dc:date>
    <meta:editing-duration>PT10M41S</meta:editing-duration>
    <meta:editing-cycles>1</meta:editing-cycles>
    <meta:document-statistic meta:table-count="0" meta:image-count="0" meta:object-count="0" meta:page-count="1" meta:paragraph-count="26" meta:word-count="116" meta:character-count="527" meta:non-whitespace-character-count="435"/>
    <meta:generator>LibreOffice/7.4.5.1$Windows_X86_64 LibreOffice_project/9c0871452b3918c1019dde9bfac75448afc4b57f</meta:generator>
  </office:meta>
</office:document-meta>
</file>